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36ad5" officeooo:paragraph-rsid="00136ad5"/>
    </style:style>
    <style:style style:name="P2" style:family="paragraph" style:parent-style-name="Standard">
      <style:text-properties style:font-name="Arial" officeooo:rsid="0016af3c" officeooo:paragraph-rsid="0016af3c"/>
    </style:style>
    <style:style style:name="P3" style:family="paragraph" style:parent-style-name="Standard">
      <style:text-properties style:font-name="Arial" officeooo:rsid="0016af3c" officeooo:paragraph-rsid="0016af3c"/>
    </style:style>
    <style:style style:name="P4" style:family="paragraph" style:parent-style-name="Standard">
      <style:text-properties style:font-name="Arial" officeooo:rsid="001cb695" officeooo:paragraph-rsid="001cb695"/>
    </style:style>
    <style:style style:name="P5" style:family="paragraph" style:parent-style-name="Standard">
      <style:text-properties style:font-name="Arial" officeooo:rsid="001ee0e8" officeooo:paragraph-rsid="001ee0e8"/>
    </style:style>
    <style:style style:name="T1" style:family="text">
      <style:text-properties officeooo:rsid="002027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on: Codierente Sequenz</text:p>
      <text:p text:style-name="P1">Intron: nicht-codierende sequenz (wird beim splicing herausgeschnitten)</text:p>
      <text:p text:style-name="P1"/>
      <text:p text:style-name="P1"/>
      <text:p text:style-name="P2">Ende von Exon: GU</text:p>
      <text:p text:style-name="P2">Anfang von Exon: AG</text:p>
      <text:p text:style-name="P2"/>
      <text:p text:style-name="P2"/>
      <text:p text:style-name="P2"/>
      <text:p text:style-name="P4">DNA Polymerase kann nur 3´ nach 5´ ablesen.</text:p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9T13:01:54.899000000</dc:date>
    <meta:editing-duration>PT1H22M12S</meta:editing-duration>
    <meta:editing-cycles>1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5" meta:word-count="26" meta:character-count="174" meta:non-whitespace-character-count="153"/>
  </office:meta>
</office:document-meta>
</file>